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 Emoji" fo:font-size="18pt" officeooo:rsid="00148247" officeooo:paragraph-rsid="00148247" style:font-size-asian="15.75pt" style:font-size-complex="18pt"/>
    </style:style>
    <style:style style:name="P2" style:family="paragraph" style:parent-style-name="Standard">
      <style:text-properties style:font-name="Segoe UI Emoji" fo:font-size="18pt" officeooo:rsid="00148247" officeooo:paragraph-rsid="00177cfd" style:font-size-asian="15.75pt" style:font-size-complex="18pt"/>
    </style:style>
    <style:style style:name="P3" style:family="paragraph" style:parent-style-name="Standard">
      <style:text-properties style:font-name="Segoe UI Emoji" fo:font-size="18pt" officeooo:rsid="00177cfd" officeooo:paragraph-rsid="00177cfd" style:font-size-asian="15.75pt" style:font-size-complex="18pt"/>
    </style:style>
    <style:style style:name="P4" style:family="paragraph" style:parent-style-name="Standard">
      <style:text-properties style:font-name="Segoe UI Emoji" fo:font-size="18pt" officeooo:rsid="00177cfd" officeooo:paragraph-rsid="001dd78c" style:font-size-asian="15.75pt" style:font-size-complex="18pt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officeooo:rsid="00177cfd"/>
    </style:style>
    <style:style style:name="T3" style:family="text">
      <style:text-properties officeooo:rsid="00194abd"/>
    </style:style>
    <style:style style:name="T4" style:family="text">
      <style:text-properties fo:font-size="15pt" officeooo:rsid="00194abd" style:font-size-asian="15pt" style:font-size-complex="15pt"/>
    </style:style>
    <style:style style:name="T5" style:family="text">
      <style:text-properties fo:font-size="15pt" officeooo:rsid="001a4342" style:font-size-asian="15pt" style:font-size-complex="15pt"/>
    </style:style>
    <style:style style:name="T6" style:family="text">
      <style:text-properties fo:font-size="15pt" officeooo:rsid="001a58a4" style:font-size-asian="15pt" style:font-size-complex="15pt"/>
    </style:style>
    <style:style style:name="T7" style:family="text">
      <style:text-properties fo:font-size="15pt" officeooo:rsid="001c382e" style:font-size-asian="15pt" style:font-size-complex="15pt"/>
    </style:style>
    <style:style style:name="T8" style:family="text">
      <style:text-properties fo:font-size="15pt" officeooo:rsid="001dd78c" style:font-size-asian="15pt" style:font-size-complex="15pt"/>
    </style:style>
    <style:style style:name="T9" style:family="text">
      <style:text-properties officeooo:rsid="001a58a4"/>
    </style:style>
    <style:style style:name="T10" style:family="text">
      <style:text-properties officeooo:rsid="001dd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th</text:span> : Quel est le lien entre les mathématiques et l’art ?</text:p>
      <text:p text:style-name="P2"/>
      <text:p text:style-name="P2"><text:span text:style-name="T2"><text:tab/>Plan : </text:span></text:p>
      <text:p text:style-name="P2"><text:tab/> <text:s text:c="2"/></text:p>
      <text:p text:style-name="P1"/>
      <text:p text:style-name="P1"><text:span text:style-name="T1">NSI </text:span>: En quoi la neutralité d’internet est importante ?</text:p>
      <text:p text:style-name="P1"/>
      <text:p text:style-name="P3"><text:tab/>Plan : </text:p>
      <text:p text:style-name="P1"/>
      <text:p text:style-name="P1"/>
      <text:p text:style-name="P3"><text:span text:style-name="T1">Orientation </text:span>: -stages<text:span text:style-name="T3">(</text:span><text:span text:style-name="T4">entreprise d’impression 3D trop bien en crabe</text:span><text:span text:style-name="T3">) </text:span></text:p>
      <text:p text:style-name="P3"><text:tab/><text:tab/><text:tab/>-idée de métiers<text:span text:style-name="T3">(dev de classe incroyable)</text:span></text:p>
      <text:p text:style-name="P3"><text:tab/><text:tab/><text:tab/>-<text:span text:style-name="T3">métiers que je voulais faire avant</text:span></text:p>
      <text:p text:style-name="P4"><text:tab/><text:tab/><text:tab/><text:tab/><text:span text:style-name="T3">(</text:span><text:span text:style-name="T4">chimiste, builder chez TopAchat, </text:span><text:span text:style-name="T5">dessinateur</text:span><text:span text:style-name="T4"> et <text:tab/><text:tab/><text:tab/><text:tab/> <text:s/>dev chez Rio</text:span><text:span text:style-name="T6">t</text:span><text:span text:style-name="T4">Games, </text:span><text:span text:style-name="T7">seigneur de lumière </text:span><text:span text:style-name="T8">et</text:span><text:span text:style-name="T7"> </text:span><text:span text:style-name="T6">mage noir <text:tab/><text:tab/><text:tab/><text:tab/><text:tab/><text:tab/><text:tab/></text:span><text:span text:style-name="T8">qui ne sort pas son wati-brâkmar</text:span><text:span text:style-name="T6"> </text:span><text:span text:style-name="T3">)</text:span></text:p>
      <text:p text:style-name="P3"><text:tab/><text:tab/><text:tab/>-<text:span text:style-name="T10">Licences et BUT informati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2T08:43:43.718000000</meta:creation-date>
    <dc:date>2023-05-22T10:11:51.778000000</dc:date>
    <meta:editing-duration>PT15M24S</meta:editing-duration>
    <meta:editing-cycles>3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0" meta:word-count="73" meta:character-count="470" meta:non-whitespace-character-count="371"/>
  </office:meta>
</office:document-meta>
</file>